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1456.55pt"/>
    </style:style>
    <style:style style:name="co7" style:family="table-column">
      <style:table-column-properties fo:break-before="auto" style:column-width="73.56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105.19pt"/>
    </style:style>
    <style:style style:name="co12" style:family="table-column">
      <style:table-column-properties fo:break-before="auto" style:column-width="38.81pt"/>
    </style:style>
    <style:style style:name="co13" style:family="table-column">
      <style:table-column-properties fo:break-before="auto" style:column-width="63.5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aa2"/>
    </style:style>
    <style:style style:name="ce2" style:family="table-cell" style:parent-style-name="Default">
      <style:table-cell-properties style:shrink-to-fit="true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utomatica_task_environments_cluster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sequence_clustered</text:p>
          </table:table-cell>
          <table:table-cell table:style-name="ce2" office:value-type="string" calcext:value-type="string">
            <text:p>objects_clustered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table_end</text:p>
          </table:table-cell>
          <table:table-cell office:value-type="string" calcext:value-type="string">
            <text:p>start_coordinates</text:p>
          </table:table-cell>
          <table:table-cell office:value-type="string" calcext:value-type="string">
            <text:p>strong_k</text:p>
          </table:table-cell>
          <table:table-cell office:value-type="string" calcext:value-type="string">
            <text:p>mid_k</text:p>
          </table:table-cell>
          <table:table-cell office:value-type="string" calcext:value-type="string">
            <text:p>no_k</text:p>
          </table:table-cell>
          <table:table-cell table:style-name="Default" office:value-type="string" calcext:value-type="string">
            <text:p>food_k</text:p>
          </table:table-cell>
          <table:table-cell office:value-type="string" calcext:value-type="string">
            <text:p>containme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length</text:p>
          </table:table-cell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cgkr</text:p>
          </table:table-cell>
          <table:table-cell table:style-name="ce1" office:value-type="string" calcext:value-type="string">
            <text:p>p,o,c,g,k,r</text:p>
          </table:table-cell>
          <table:table-cell table:style-name="ce1" office:value-type="string" calcext:value-type="string">
            <text:p>pocgz</text:p>
          </table:table-cell>
          <table:table-cell table:style-name="ce1" office:value-type="string" calcext:value-type="string">
            <text:p>p,o,c,g,z</text:p>
          </table:table-cell>
          <table:table-cell table:style-name="ce1"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g,k,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2])" office:value-type="float" office:value="6" calcext:value-type="float">
            <text:p>6</text:p>
          </table:table-cell>
          <table:table-cell table:style-name="ce1"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gwpcffkkss</text:p>
          </table:table-cell>
          <table:table-cell office:value-type="string" calcext:value-type="string">
            <text:p>c,g,w,p,c,f,f,k,k,s,s</text:p>
          </table:table-cell>
          <table:table-cell table:number-columns-repeated="2"/>
          <table:table-cell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: (-0.20802600000000002,0.7442439999999999,0.557671);k: (-0.07699199999999999,0.733425,0.531662);k: (-0.030993,0.7334229999999999,0.530651);s: (0.10966,0.7466,0.505875);s: (0.071911,0.746328,0.519848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fsfksppwwggg</text:p>
          </table:table-cell>
          <table:table-cell office:value-type="string" calcext:value-type="string">
            <text:p>k,f,s,f,k,s,p,p,w,w,g,g,g</text:p>
          </table:table-cell>
          <table:table-cell table:number-columns-repeated="2"/>
          <table:table-cell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: (0.008041,0.9296049999999999,0.68902);w: (-0.196022,1.35572,0.466005);w: (-0.05700499999999999,1.35572,0.46601800000000004);g: (-0.595001,1.233,0.468999);g: (-0.7159989999999999,1.23301,0.469001);g: (-0.8379989999999999,1.233,0.46899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fkswwkfsococggg</text:p>
          </table:table-cell>
          <table:table-cell office:value-type="string" calcext:value-type="string">
            <text:p>p,p,f,k,s,w,w,k,f,s,o,c,o,c,g,g,g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f: (-0.165225,0.7442479999999999,0.557615);k: (-0.07699199999999999,0.733425,0.531662);s: (0.10966,0.7466,0.505875);w: (0.083,1.35572,0.466);w: (-0.196022,1.35572,0.466005);k: (0.002996,0.733422,0.533535);f: (-0.251825,0.744246,0.557668);s: (0.071911,0.746328,0.519848);o: (-0.185,0.928,0.48103500000000005);c: (-0.525007,0.923283,0.438);o: (-0.18499200000000002,0.915077,0.481025);c: (-0.66,0.9232809999999999,0.438);g: (-0.595001,1.233,0.468999);g: (-0.7159989999999999,1.23301,0.469001);g: (-0.8379989999999999,1.233,0.46899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wptgkfsoc</text:p>
          </table:table-cell>
          <table:table-cell table:style-name="ce1" office:value-type="string" calcext:value-type="string">
            <text:p>w,p,t,g,k,f,s,o,c</text:p>
          </table:table-cell>
          <table:table-cell table:style-name="ce1" office:value-type="string" calcext:value-type="string">
            <text:p>wptgzoc</text:p>
          </table:table-cell>
          <table:table-cell table:style-name="ce1" office:value-type="string" calcext:value-type="string">
            <text:p>w,p,t,g,z,o,c</text:p>
          </table:table-cell>
          <table:table-cell table:style-name="ce1"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g,k,f,s,c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806" calcext:value-type="float">
            <text:p>0.806</text:p>
          </table:table-cell>
          <table:table-cell table:style-name="ce1" table:formula="of:=LEN([.B6])" office:value-type="float" office:value="9" calcext:value-type="float">
            <text:p>9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wfkg</text:p>
          </table:table-cell>
          <table:table-cell table:style-name="ce1" office:value-type="string" calcext:value-type="string">
            <text:p>p,w,f,k,g</text:p>
          </table:table-cell>
          <table:table-cell table:style-name="ce1" office:value-type="string" calcext:value-type="string">
            <text:p>pwzg</text:p>
          </table:table-cell>
          <table:table-cell table:style-name="ce1" office:value-type="string" calcext:value-type="string">
            <text:p>p,w,z,g</text:p>
          </table:table-cell>
          <table:table-cell table:style-name="ce1"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f,k,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B7])" office:value-type="float" office:value="5" calcext:value-type="float">
            <text:p>5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owcer</text:p>
          </table:table-cell>
          <table:table-cell table:style-name="ce1" office:value-type="string" calcext:value-type="string">
            <text:p>p,o,w,c,e,r</text:p>
          </table:table-cell>
          <table:table-cell table:style-name="ce1" office:value-type="string" calcext:value-type="string">
            <text:p>powcz</text:p>
          </table:table-cell>
          <table:table-cell table:style-name="ce1" office:value-type="string" calcext:value-type="string">
            <text:p>p,o,w,c,z</text:p>
          </table:table-cell>
          <table:table-cell table:style-name="ce1"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c,e,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8])" office:value-type="float" office:value="6" calcext:value-type="float">
            <text:p>6</text:p>
          </table:table-cell>
          <table:table-cell table:style-name="ce1"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oppreerkk</text:p>
          </table:table-cell>
          <table:table-cell office:value-type="string" calcext:value-type="string">
            <text:p>c,o,o,p,p,r,e,e,r,k,k</text:p>
          </table:table-cell>
          <table:table-cell table:number-columns-repeated="2"/>
          <table:table-cell office:value-type="string" calcext:value-type="string">
            <text:p>c: (-0.7949970000000001,0.9232809999999999,0.438);o: (-0.185,0.928,0.48103500000000005);o: (-0.18499200000000002,0.915077,0.481025);p: (0.008034,0.957082,0.6890539999999999);p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woppoffkkssskf</text:p>
          </table:table-cell>
          <table:table-cell office:value-type="string" calcext:value-type="string">
            <text:p>w,w,o,p,p,o,f,f,k,k,s,s,s,k,f</text:p>
          </table:table-cell>
          <table:table-cell table:number-columns-repeated="2"/>
          <table:table-cell office:value-type="string" calcext:value-type="string">
            <text:p>w: (-0.196022,1.35572,0.466005);w: (-0.05700499999999999,1.35572,0.46601800000000004);o: (-0.185,0.928,0.48103500000000005);p: (0.008034,0.957082,0.6890539999999999);p: (0.008041,0.9296049999999999,0.68902);o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pwpwgcoc</text:p>
          </table:table-cell>
          <table:table-cell office:value-type="string" calcext:value-type="string">
            <text:p>o,p,w,p,w,g,c,o,c</text:p>
          </table:table-cell>
          <table:table-cell table:number-columns-repeated="2"/>
          <table:table-cell office:value-type="string" calcext:value-type="string">
            <text:p>o: (-0.185,0.928,0.48103500000000005);p: (0.008034,0.957082,0.6890539999999999);w: (-0.196022,1.35572,0.466005);p: (0.008041,0.9296049999999999,0.68902);w: (-0.05700499999999999,1.35572,0.46601800000000004);g: (-0.7159989999999999,1.23301,0.469001);c: (-0.525007,0.923283,0.438);o: (-0.18499200000000002,0.915077,0.481025);c: (-0.66,0.9232809999999999,0.438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pooccrrfksfks</text:p>
          </table:table-cell>
          <table:table-cell office:value-type="string" calcext:value-type="string">
            <text:p>p,p,o,o,c,c,r,r,f,k,s,f,k,s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gpogpoc</text:p>
          </table:table-cell>
          <table:table-cell office:value-type="string" calcext:value-type="string">
            <text:p>c,g,p,o,g,p,o,c</text:p>
          </table:table-cell>
          <table:table-cell table:number-columns-repeated="2"/>
          <table:table-cell office:value-type="string" calcext:value-type="string">
            <text:p>c: (-0.525007,0.923283,0.438);g: (-0.7159989999999999,1.23301,0.469001);p: (0.008041,0.9296049999999999,0.68902);o: (-0.18499200000000002,0.915077,0.481025);g: (-0.595001,1.233,0.468999);p: (0.008034,0.957082,0.6890539999999999);o: (-0.185,0.928,0.48103500000000005);c: (-0.66,0.9232809999999999,0.438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pwwooccggfkkfssrere</text:p>
          </table:table-cell>
          <table:table-cell office:value-type="string" calcext:value-type="string">
            <text:p>p,p,w,w,o,o,c,c,g,g,f,k,k,f,s,s,r,e,r,e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499200000000002,0.90217,0.481005);o: (-0.18499200000000002,0.915077,0.481025);c: (-0.525007,0.923283,0.438);c: (-0.66,0.9232809999999999,0.438);g: (-0.595001,1.233,0.468999);g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ocwgrk</text:p>
          </table:table-cell>
          <table:table-cell table:style-name="ce1" office:value-type="string" calcext:value-type="string">
            <text:p>o,c,w,g,r,k</text:p>
          </table:table-cell>
          <table:table-cell table:style-name="ce1" office:value-type="string" calcext:value-type="string">
            <text:p>ocwgz</text:p>
          </table:table-cell>
          <table:table-cell table:style-name="ce1" office:value-type="string" calcext:value-type="string">
            <text:p>o,c,w,g,z</text:p>
          </table:table-cell>
          <table:table-cell table:style-name="ce1"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w,g,r,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15])" office:value-type="float" office:value="6" calcext:value-type="float">
            <text:p>6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wpgsfk</text:p>
          </table:table-cell>
          <table:table-cell table:style-name="ce1" office:value-type="string" calcext:value-type="string">
            <text:p>w,p,g,s,f,k</text:p>
          </table:table-cell>
          <table:table-cell table:style-name="ce1" office:value-type="string" calcext:value-type="string">
            <text:p>wpgz</text:p>
          </table:table-cell>
          <table:table-cell table:style-name="ce1" office:value-type="string" calcext:value-type="string">
            <text:p>w,p,g,z</text:p>
          </table:table-cell>
          <table:table-cell table:style-name="ce1"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g,s,f,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16])" office:value-type="float" office:value="6" calcext:value-type="float">
            <text:p>6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pwofsg</text:p>
          </table:table-cell>
          <table:table-cell table:style-name="ce1" office:value-type="string" calcext:value-type="string">
            <text:p>p,w,o,f,s,g</text:p>
          </table:table-cell>
          <table:table-cell table:style-name="ce1" office:value-type="string" calcext:value-type="string">
            <text:p>pwozg</text:p>
          </table:table-cell>
          <table:table-cell table:style-name="ce1" office:value-type="string" calcext:value-type="string">
            <text:p>p,w,o,z,g</text:p>
          </table:table-cell>
          <table:table-cell table:style-name="ce1"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f,s,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17])" office:value-type="float" office:value="6" calcext:value-type="float">
            <text:p>6</text:p>
          </table:table-cell>
          <table:table-cell table:style-name="ce1"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pocpocwwwgggkkkfs</text:p>
          </table:table-cell>
          <table:table-cell office:value-type="string" calcext:value-type="string">
            <text:p>p,p,o,c,p,o,c,w,w,w,g,g,g,k,k,k,f,s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c: (-0.525007,0.923283,0.438);p: (0.008001000000000001,0.902166,0.689002);o: (-0.18499200000000002,0.915077,0.481025);c: (-0.66,0.9232809999999999,0.438);w: (-0.196022,1.35572,0.466005);w: (-0.05700499999999999,1.35572,0.46601800000000004);w: (0.083,1.35572,0.466);g: (-0.595001,1.233,0.468999);g: (-0.7159989999999999,1.23301,0.469001);g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pooccgwwg</text:p>
          </table:table-cell>
          <table:table-cell office:value-type="string" calcext:value-type="string">
            <text:p>p,p,o,o,c,c,g,w,w,g</text:p>
          </table:table-cell>
          <table:table-cell table:number-columns-repeated="2"/>
          <table:table-cell office:value-type="string" calcext:value-type="string">
            <text:p>p: (0.008041,0.9296049999999999,0.68902);p: (0.008001000000000001,0.902166,0.689002);o: (-0.185,0.928,0.48103500000000005);o: (-0.18499200000000002,0.915077,0.481025);c: (-0.525007,0.923283,0.438);c: (-0.66,0.9232809999999999,0.438);g: (-0.595001,1.233,0.468999);w: (-0.196022,1.35572,0.466005);w: (-0.05700499999999999,1.35572,0.46601800000000004);g: (-0.7159989999999999,1.23301,0.46900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pwwggoocckfsfksrreet</text:p>
          </table:table-cell>
          <table:table-cell office:value-type="string" calcext:value-type="string">
            <text:p>p,p,w,w,g,g,o,o,c,c,k,f,s,f,k,s,r,r,e,e,t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w: (0.083,1.35572,0.466);w: (-0.05700499999999999,1.35572,0.46601800000000004);g: (-0.595001,1.233,0.468999);g: (-0.7159989999999999,1.23301,0.469001);o: (-0.18499200000000002,0.915077,0.481025);o: (-0.185,0.928,0.48103500000000005);c: (-0.66,0.9232809999999999,0.438);c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occppwwggfkskfsrere</text:p>
          </table:table-cell>
          <table:table-cell office:value-type="string" calcext:value-type="string">
            <text:p>o,o,c,c,p,p,w,w,g,g,f,k,s,k,f,s,r,e,r,e</text:p>
          </table:table-cell>
          <table:table-cell table:number-columns-repeated="2"/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ccoooppwwgwpresk</text:p>
          </table:table-cell>
          <table:table-cell office:value-type="string" calcext:value-type="string">
            <text:p>c,c,c,o,o,o,p,p,w,w,g,w,p,r,e,s,k</text:p>
          </table:table-cell>
          <table:table-cell table:number-columns-repeated="2"/>
          <table:table-cell office:value-type="string" calcext:value-type="string">
            <text:p>c: (-0.525007,0.923283,0.438);c: (-0.7949970000000001,0.9232809999999999,0.438);c: (-0.66,0.9232809999999999,0.438);o: (-0.185,0.928,0.48103500000000005);o: (-0.18499200000000002,0.915077,0.481025);o: (-0.18499300000000002,0.902176,0.48100600000000004);p: (0.008034,0.957082,0.6890539999999999);p: (0.008041,0.9296049999999999,0.68902);w: (-0.196022,1.35572,0.466005);w: (-0.05700499999999999,1.35572,0.46601800000000004);g: (-0.595001,1.233,0.468999);w: (0.083,1.35572,0.466);p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pwwteerrfkkf</text:p>
          </table:table-cell>
          <table:table-cell office:value-type="string" calcext:value-type="string">
            <text:p>p,p,w,w,t,e,e,r,r,f,k,k,f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w: (-0.196022,1.35572,0.466005);w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occwwggpfkfkssreer</text:p>
          </table:table-cell>
          <table:table-cell office:value-type="string" calcext:value-type="string">
            <text:p>p,o,o,c,c,w,w,g,g,p,f,k,f,k,s,s,r,e,e,r</text:p>
          </table:table-cell>
          <table:table-cell table:number-columns-repeated="2"/>
          <table:table-cell office:value-type="string" calcext:value-type="string">
            <text:p>p: (0.008041,0.9296049999999999,0.68902);o: (-0.185,0.928,0.48103500000000005);o: (-0.18499200000000002,0.915077,0.481025);c: (-0.525007,0.923283,0.438);c: (-0.66,0.9232809999999999,0.438);w: (-0.196022,1.35572,0.466005);w: (-0.05700499999999999,1.35572,0.46601800000000004);g: (-0.595001,1.233,0.468999);g: (-0.7159989999999999,1.23301,0.469001);p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pofcgkrpwgfkssocr</text:p>
          </table:table-cell>
          <table:table-cell office:value-type="string" calcext:value-type="string">
            <text:p>w,p,o,f,c,g,k,r,p,w,g,f,k,s,s,o,c,r</text:p>
          </table:table-cell>
          <table:table-cell table:number-columns-repeated="2"/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p: (0.008041,0.9296049999999999,0.68902);w: (-0.05700499999999999,1.35572,0.46601800000000004);g: (-0.7159989999999999,1.23301,0.469001);f: (-0.20802600000000002,0.7442439999999999,0.557671);k: (-0.030993,0.7334229999999999,0.530651);s: (0.071911,0.746328,0.519848);s: (0.10966,0.7466,0.505875);o: (-0.18499200000000002,0.915077,0.481025);c: (-0.66,0.9232809999999999,0.438);r: (-0.606068,0.743321,0.52482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cwpfksor</text:p>
          </table:table-cell>
          <table:table-cell table:style-name="ce1" office:value-type="string" calcext:value-type="string">
            <text:p>c,w,p,f,k,s,o,r</text:p>
          </table:table-cell>
          <table:table-cell table:style-name="ce1" office:value-type="string" calcext:value-type="string">
            <text:p>cwpzoy</text:p>
          </table:table-cell>
          <table:table-cell table:style-name="ce1" office:value-type="string" calcext:value-type="string">
            <text:p>c,w,p,z,o,y</text:p>
          </table:table-cell>
          <table:table-cell table:style-name="ce1"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w,f,k,s,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table:formula="of:=LEN([.B26])" office:value-type="float" office:value="8" calcext:value-type="float">
            <text:p>8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pwfksorc</text:p>
          </table:table-cell>
          <table:table-cell table:style-name="ce1" office:value-type="string" calcext:value-type="string">
            <text:p>p,w,f,k,s,o,r,c</text:p>
          </table:table-cell>
          <table:table-cell table:style-name="ce1" office:value-type="string" calcext:value-type="string">
            <text:p>pwzoyc</text:p>
          </table:table-cell>
          <table:table-cell table:style-name="ce1" office:value-type="string" calcext:value-type="string">
            <text:p>p,w,z,o,y,c</text:p>
          </table:table-cell>
          <table:table-cell table:style-name="ce1"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f,k,s,r,c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table:formula="of:=LEN([.B27])" office:value-type="float" office:value="8" calcext:value-type="float">
            <text:p>8</text:p>
          </table:table-cell>
          <table:table-cell table:style-name="ce1" table:number-columns-repeated="100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pooccggwwkfkfsseerr</text:p>
          </table:table-cell>
          <table:table-cell office:value-type="string" calcext:value-type="string">
            <text:p>p,p,o,o,c,c,g,g,w,w,k,f,k,f,s,s,e,e,r,r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g: (-0.595001,1.233,0.468999);g: (-0.7159989999999999,1.23301,0.469001);w: (0.083,1.35572,0.466);w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powwctgcog</text:p>
          </table:table-cell>
          <table:table-cell office:value-type="string" calcext:value-type="string">
            <text:p>p,p,o,w,w,c,t,g,c,o,g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w: (-0.196022,1.35572,0.466005);w: (-0.05700499999999999,1.35572,0.46601800000000004);c: (-0.525007,0.923283,0.438);t: (-0.649,1.52939,0.68);g: (-0.595001,1.233,0.468999);c: (-0.66,0.9232809999999999,0.438);o: (-0.18499200000000002,0.915077,0.481025);g: (-0.8379989999999999,1.233,0.46899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/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poowwggccpo</text:p>
          </table:table-cell>
          <table:table-cell office:value-type="string" calcext:value-type="string">
            <text:p>p,p,o,o,w,w,g,g,c,c,p,o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g: (-0.595001,1.233,0.468999);g: (-0.7159989999999999,1.23301,0.469001);c: (-0.525007,0.923283,0.438);c: (-0.66,0.9232809999999999,0.438);p: (0.008001000000000001,0.902166,0.689002);o: (-0.18499200000000002,0.90217,0.481005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wfkt</text:p>
          </table:table-cell>
          <table:table-cell table:style-name="ce1" office:value-type="string" calcext:value-type="string">
            <text:p>p,w,f,k,t</text:p>
          </table:table-cell>
          <table:table-cell table:style-name="ce1" office:value-type="string" calcext:value-type="string">
            <text:p>pwzt</text:p>
          </table:table-cell>
          <table:table-cell table:style-name="ce1" office:value-type="string" calcext:value-type="string">
            <text:p>p,w,z,t</text:p>
          </table:table-cell>
          <table:table-cell table:style-name="ce1"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f,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B32])" office:value-type="float" office:value="5" calcext:value-type="float">
            <text:p>5</text:p>
          </table:table-cell>
          <table:table-cell table:style-name="ce1" table:number-columns-repeated="100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pwwookffkrrgg</text:p>
          </table:table-cell>
          <table:table-cell office:value-type="string" calcext:value-type="string">
            <text:p>p,p,w,w,o,o,k,f,f,k,r,r,g,g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: (-0.7159989999999999,1.23301,0.46900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opcogpgwwffkkssrr</text:p>
          </table:table-cell>
          <table:table-cell office:value-type="string" calcext:value-type="string">
            <text:p>c,o,p,c,o,g,p,g,w,w,f,f,k,k,s,s,r,r</text:p>
          </table:table-cell>
          <table:table-cell table:number-columns-repeated="2"/>
          <table:table-cell office:value-type="string" calcext:value-type="string">
            <text:p>c: (-0.66,0.9232809999999999,0.438);o: (-0.18499200000000002,0.915077,0.481025);p: (0.008034,0.957082,0.6890539999999999);c: (-0.525007,0.923283,0.438);o: (-0.185,0.928,0.48103500000000005);g: (0.393111,0.745051,-0.593776);p: (0.008001000000000001,0.902166,0.689002);g: (-0.8379989999999999,1.233,0.468999);w: (-0.196022,1.35572,0.466005);w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pgsfkskfg</text:p>
          </table:table-cell>
          <table:table-cell office:value-type="string" calcext:value-type="string">
            <text:p>p,p,g,s,f,k,s,k,f,g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g: (-0.7159989999999999,1.23301,0.46900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gptocccooppwwgg</text:p>
          </table:table-cell>
          <table:table-cell office:value-type="string" calcext:value-type="string">
            <text:p>w,g,p,t,o,c,c,c,o,o,p,p,w,w,g,g</text:p>
          </table:table-cell>
          <table:table-cell table:number-columns-repeated="2"/>
          <table:table-cell office:value-type="string" calcext:value-type="string">
            <text:p>w: (0.083,1.35572,0.466);g: (-0.595001,1.233,0.468999);p: (0.008034,0.957082,0.6890539999999999);t: (-0.649,1.52939,0.68);o: (-0.185,0.928,0.48103500000000005);c: (-0.525007,0.923283,0.438);c: (-0.66,0.9232809999999999,0.438);c: (-0.7949970000000001,0.9232809999999999,0.438);o: (-0.18499200000000002,0.902176,0.48100600000000004);o: (-0.18499200000000002,0.915077,0.481025);p: (0.008001000000000001,0.902166,0.689002);p: (0.008041,0.9296049999999999,0.68902);w: (-0.196022,1.35572,0.466005);w: (-0.05700499999999999,1.35572,0.46601800000000004);g: (-0.7159989999999999,1.23301,0.469001);g: (-0.8379989999999999,1.233,0.46899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owcgre</text:p>
          </table:table-cell>
          <table:table-cell table:style-name="ce1" office:value-type="string" calcext:value-type="string">
            <text:p>p,o,w,c,g,r,e</text:p>
          </table:table-cell>
          <table:table-cell table:style-name="ce1" office:value-type="string" calcext:value-type="string">
            <text:p>powcgz</text:p>
          </table:table-cell>
          <table:table-cell table:style-name="ce1" office:value-type="string" calcext:value-type="string">
            <text:p>p,o,w,c,g,z</text:p>
          </table:table-cell>
          <table:table-cell table:style-name="ce1"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c,g,r,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B37])" office:value-type="float" office:value="7" calcext:value-type="float">
            <text:p>7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erkscwgtf</text:p>
          </table:table-cell>
          <table:table-cell table:style-name="ce1" office:value-type="string" calcext:value-type="string">
            <text:p>p,e,r,k,s,c,w,g,t,f</text:p>
          </table:table-cell>
          <table:table-cell table:style-name="ce1" office:value-type="string" calcext:value-type="string">
            <text:p>pzcwgty</text:p>
          </table:table-cell>
          <table:table-cell table:style-name="ce1" office:value-type="string" calcext:value-type="string">
            <text:p>p,z,c,w,g,t,y</text:p>
          </table:table-cell>
          <table:table-cell table:style-name="ce1"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e,r,k,s,c,w,g,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824" calcext:value-type="float">
            <text:p>0.824</text:p>
          </table:table-cell>
          <table:table-cell table:style-name="ce1" table:formula="of:=LEN([.B38])" office:value-type="float" office:value="10" calcext:value-type="float">
            <text:p>10</text:p>
          </table:table-cell>
          <table:table-cell table:style-name="ce1" table:number-columns-repeated="100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pccggwwoorrkfkfss</text:p>
          </table:table-cell>
          <table:table-cell office:value-type="string" calcext:value-type="string">
            <text:p>p,p,c,c,g,g,w,w,o,o,r,r,k,f,k,f,s,s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c: (-0.66,0.9232809999999999,0.438);c: (-0.525007,0.923283,0.438);g: (-0.595001,1.233,0.468999);g: (-0.7159989999999999,1.23301,0.469001);w: (-0.05700499999999999,1.35572,0.46601800000000004);w: (-0.196022,1.35572,0.466005);o: (-0.18499200000000002,0.915077,0.481025);o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opoccggkkrr</text:p>
          </table:table-cell>
          <table:table-cell office:value-type="string" calcext:value-type="string">
            <text:p>p,o,p,o,c,c,g,g,k,k,r,r</text:p>
          </table:table-cell>
          <table:table-cell table:number-columns-repeated="2"/>
          <table:table-cell office:value-type="string" calcext:value-type="string">
            <text:p>p: (0.008034,0.957082,0.6890539999999999);o: (-0.185,0.928,0.48103500000000005);p: (0.008041,0.9296049999999999,0.68902);o: (-0.18499200000000002,0.915077,0.481025);c: (-0.525007,0.923283,0.438);c: (-0.66,0.9232809999999999,0.438);g: (-0.595001,1.233,0.468999);g: (-0.7159989999999999,1.23301,0.469001);k: (-0.030993,0.7334229999999999,0.530651);k: (-0.07699199999999999,0.733425,0.531662);r: (-0.500441,0.743324,0.5217109999999999);r: (-0.606068,0.743321,0.52482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wtggccfkfkssrr</text:p>
          </table:table-cell>
          <table:table-cell office:value-type="string" calcext:value-type="string">
            <text:p>p,w,t,g,g,c,c,f,k,f,k,s,s,r,r</text:p>
          </table:table-cell>
          <table:table-cell table:number-columns-repeated="2"/>
          <table:table-cell office:value-type="string" calcext:value-type="string">
            <text:p>p: (0.008034,0.957082,0.6890539999999999);w: (-0.05700499999999999,1.35572,0.46601800000000004);t: (-0.649,1.52939,0.68);g: (-0.7159989999999999,1.23301,0.469001);g: (-0.595001,1.233,0.468999);c: (-0.525007,0.923283,0.438);c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pocwkf</text:p>
          </table:table-cell>
          <table:table-cell table:style-name="ce1" office:value-type="string" calcext:value-type="string">
            <text:p>p,o,c,w,k,f</text:p>
          </table:table-cell>
          <table:table-cell table:style-name="ce1" office:value-type="string" calcext:value-type="string">
            <text:p>pocwz</text:p>
          </table:table-cell>
          <table:table-cell table:style-name="ce1" office:value-type="string" calcext:value-type="string">
            <text:p>p,o,c,w,z</text:p>
          </table:table-cell>
          <table:table-cell table:style-name="ce1"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w,k,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42])" office:value-type="float" office:value="6" calcext:value-type="float">
            <text:p>6</text:p>
          </table:table-cell>
          <table:table-cell table:style-name="ce1" table:number-columns-repeated="100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pgggkfkf</text:p>
          </table:table-cell>
          <table:table-cell office:value-type="string" calcext:value-type="string">
            <text:p>p,p,g,g,g,k,f,k,f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g: (-0.595001,1.233,0.468999);g: (-0.7159989999999999,1.23301,0.469001);g: (-0.8379989999999999,1.233,0.468999);k: (-0.030993,0.7334229999999999,0.530651);f: (-0.165225,0.7442479999999999,0.557615);k: (-0.07699199999999999,0.733425,0.531662);f: (-0.20802600000000002,0.7442439999999999,0.55767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cwopg</text:p>
          </table:table-cell>
          <table:table-cell table:style-name="ce1" office:value-type="string" calcext:value-type="string">
            <text:p>c,w,o,p,g</text:p>
          </table:table-cell>
          <table:table-cell table:style-name="ce1" office:value-type="string" calcext:value-type="string">
            <text:p>cwopg</text:p>
          </table:table-cell>
          <table:table-cell table:style-name="ce1" office:value-type="string" calcext:value-type="string">
            <text:p>c,w,o,p,g</text:p>
          </table:table-cell>
          <table:table-cell table:style-name="ce1"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w,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B44])" office:value-type="float" office:value="5" calcext:value-type="float">
            <text:p>5</text:p>
          </table:table-cell>
          <table:table-cell table:style-name="ce1"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poowwccggkfkfrr</text:p>
          </table:table-cell>
          <table:table-cell office:value-type="string" calcext:value-type="string">
            <text:p>p,p,o,o,w,w,c,c,g,g,k,f,k,f,r,r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196022,1.35572,0.466005);c: (-0.66,0.9232809999999999,0.438);c: (-0.525007,0.923283,0.438);g: (-0.595001,1.233,0.468999);g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wppggffkssk</text:p>
          </table:table-cell>
          <table:table-cell office:value-type="string" calcext:value-type="string">
            <text:p>w,w,p,p,g,g,f,f,k,s,s,k</text:p>
          </table:table-cell>
          <table:table-cell table:number-columns-repeated="2"/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ocwcpoerre</text:p>
          </table:table-cell>
          <table:table-cell office:value-type="string" calcext:value-type="string">
            <text:p>p,o,c,w,c,p,o,e,r,r,e</text:p>
          </table:table-cell>
          <table:table-cell table:number-columns-repeated="2"/>
          <table:table-cell office:value-type="string" calcext:value-type="string">
            <text:p>p: (0.008034,0.957082,0.6890539999999999);o: (-0.185,0.928,0.48103500000000005);c: (-0.525007,0.923283,0.438);w: (-0.196022,1.35572,0.466005);c: (-0.66,0.9232809999999999,0.438);p: (0.008041,0.9296049999999999,0.68902);o: (-0.18499200000000002,0.915077,0.481025);e: (-0.7940520000000001,0.7428739999999999,0.503884);r: (-0.606068,0.743321,0.524829);r: (-0.500441,0.743324,0.5217109999999999);e: (-0.765776,0.742873,0.515548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pwkf</text:p>
          </table:table-cell>
          <table:table-cell table:style-name="ce1" office:value-type="string" calcext:value-type="string">
            <text:p>p,w,k,f</text:p>
          </table:table-cell>
          <table:table-cell table:style-name="ce1" office:value-type="string" calcext:value-type="string">
            <text:p>pwz</text:p>
          </table:table-cell>
          <table:table-cell table:style-name="ce1" office:value-type="string" calcext:value-type="string">
            <text:p>p,w,z</text:p>
          </table:table-cell>
          <table:table-cell table:style-name="ce1" office:value-type="string" calcext:value-type="string">
            <text:p>p: (0.008034,0.957082,0.6890539999999999);w: (-0.196022,1.35572,0.466005);k: (-0.030993,0.7334229999999999,0.530651);f: (-0.20802600000000002,0.7442439999999999,0.557671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k,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B48])" office:value-type="float" office:value="4" calcext:value-type="float">
            <text:p>4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cptgo</text:p>
          </table:table-cell>
          <table:table-cell table:style-name="ce1" office:value-type="string" calcext:value-type="string">
            <text:p>c,p,t,g,o</text:p>
          </table:table-cell>
          <table:table-cell table:style-name="ce1" office:value-type="string" calcext:value-type="string">
            <text:p>cptgo</text:p>
          </table:table-cell>
          <table:table-cell table:style-name="ce1" office:value-type="string" calcext:value-type="string">
            <text:p>c,p,t,g,o</text:p>
          </table:table-cell>
          <table:table-cell table:style-name="ce1"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B49])" office:value-type="float" office:value="5" calcext:value-type="float">
            <text:p>5</text:p>
          </table:table-cell>
          <table:table-cell table:style-name="ce1" table:number-columns-repeated="1008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5"/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pooccffkksswwggrr</text:p>
          </table:table-cell>
          <table:table-cell office:value-type="string" calcext:value-type="string">
            <text:p>p,p,o,o,c,c,f,f,k,k,s,s,w,w,g,g,r,r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o: (-0.18499200000000002,0.915077,0.481025);c: (-0.660004,0.923283,0.438);c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: (0.083,1.35572,0.466);g: (-0.595001,1.233,0.468999);g: (-0.7159989999999999,1.23301,0.469001);r: (-0.500441,0.743324,0.5217109999999999);r: (-0.606068,0.743321,0.52482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poowwccfkfk</text:p>
          </table:table-cell>
          <table:table-cell office:value-type="string" calcext:value-type="string">
            <text:p>p,p,o,o,w,w,c,c,f,k,f,k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c: (-0.525007,0.923283,0.438);c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pwwggfkssfk</text:p>
          </table:table-cell>
          <table:table-cell office:value-type="string" calcext:value-type="string">
            <text:p>p,p,w,w,g,g,f,k,s,s,f,k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gpwfks</text:p>
          </table:table-cell>
          <table:table-cell table:style-name="ce1" office:value-type="string" calcext:value-type="string">
            <text:p>g,p,w,f,k,s</text:p>
          </table:table-cell>
          <table:table-cell table:style-name="ce1" office:value-type="string" calcext:value-type="string">
            <text:p>gpwz</text:p>
          </table:table-cell>
          <table:table-cell table:style-name="ce1" office:value-type="string" calcext:value-type="string">
            <text:p>g,p,w,z</text:p>
          </table:table-cell>
          <table:table-cell table:style-name="ce1"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g,w,f,k,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54])" office:value-type="float" office:value="6" calcext:value-type="float">
            <text:p>6</text:p>
          </table:table-cell>
          <table:table-cell table:style-name="ce1" table:number-columns-repeated="100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gwpw</text:p>
          </table:table-cell>
          <table:table-cell office:value-type="string" calcext:value-type="string">
            <text:p>c,g,w,p,w</text:p>
          </table:table-cell>
          <table:table-cell table:number-columns-repeated="2"/>
          <table:table-cell office:value-type="string" calcext:value-type="string">
            <text:p>c: (-0.525007,0.923283,0.438);g: (-0.595001,1.233,0.468999);w: (0.39989,0.799442,-0.6944);p: (0.008034,0.957082,0.6890539999999999);w: (-0.05700499999999999,1.35572,0.46601800000000004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ccwwwooopppgggtrreekfkskssff</text:p>
          </table:table-cell>
          <table:table-cell office:value-type="string" calcext:value-type="string">
            <text:p>c,c,c,w,w,w,o,o,o,p,p,p,g,g,g,t,r,r,e,e,k,f,k,s,k,s,s,f,f</text:p>
          </table:table-cell>
          <table:table-cell table:number-columns-repeated="2"/>
          <table:table-cell office:value-type="string" calcext:value-type="string">
            <text:p>c: (-0.525007,0.923283,0.438);c: (-0.66,0.9232809999999999,0.438);c: (-0.7949970000000001,0.9232809999999999,0.438);w: (-0.05700499999999999,1.35572,0.46601800000000004);w: (-0.196022,1.35572,0.466005);w: (0.083,1.35572,0.466);o: (-0.185,0.928,0.48103500000000005);o: (-0.18499200000000002,0.915077,0.481025);o: (-0.18499200000000002,0.90217,0.481005);p: (0.008041,0.9296049999999999,0.68902);p: (0.008034,0.957082,0.6890539999999999);p: (0.008001000000000001,0.902166,0.689002);g: (-0.595001,1.233,0.468999);g: (-0.7159989999999999,1.23301,0.469001);g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pocsfkw</text:p>
          </table:table-cell>
          <table:table-cell table:style-name="ce1" office:value-type="string" calcext:value-type="string">
            <text:p>p,o,c,s,f,k,w</text:p>
          </table:table-cell>
          <table:table-cell table:style-name="ce1" office:value-type="string" calcext:value-type="string">
            <text:p>poczw</text:p>
          </table:table-cell>
          <table:table-cell table:style-name="ce1" office:value-type="string" calcext:value-type="string">
            <text:p>p,o,c,z,w</text:p>
          </table:table-cell>
          <table:table-cell table:style-name="ce1"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s,f,k,w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B57])" office:value-type="float" office:value="7" calcext:value-type="float">
            <text:p>7</text:p>
          </table:table-cell>
          <table:table-cell table:style-name="ce1" table:number-columns-repeated="1008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5"/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ooccppwwggfkkf</text:p>
          </table:table-cell>
          <table:table-cell office:value-type="string" calcext:value-type="string">
            <text:p>o,o,c,c,p,p,w,w,g,g,f,k,k,f</text:p>
          </table:table-cell>
          <table:table-cell table:number-columns-repeated="2"/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pwwggteerrkkffssoocc</text:p>
          </table:table-cell>
          <table:table-cell office:value-type="string" calcext:value-type="string">
            <text:p>p,p,w,w,g,g,t,e,e,r,r,k,k,f,f,s,s,o,o,c,c</text:p>
          </table:table-cell>
          <table:table-cell table:number-columns-repeated="2"/>
          <table:table-cell office:value-type="string" calcext:value-type="string">
            <text:p>p: (0.008041,0.9296049999999999,0.68902);p: (0.008034,0.957082,0.6890539999999999);w: (-0.196022,1.35572,0.466005);w: (-0.05700499999999999,1.35572,0.46601800000000004);g: (-0.595001,1.233,0.468999);g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: (-0.185,0.928,0.48103500000000005);c: (-0.66,0.9232809999999999,0.438);c: (-0.525007,0.923283,0.438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pocgwrkfs</text:p>
          </table:table-cell>
          <table:table-cell table:style-name="ce1" office:value-type="string" calcext:value-type="string">
            <text:p>p,o,c,g,w,r,k,f,s</text:p>
          </table:table-cell>
          <table:table-cell table:style-name="ce1" office:value-type="string" calcext:value-type="string">
            <text:p>pocgwz</text:p>
          </table:table-cell>
          <table:table-cell table:style-name="ce1" office:value-type="string" calcext:value-type="string">
            <text:p>p,o,c,g,w,z</text:p>
          </table:table-cell>
          <table:table-cell table:style-name="ce1"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g,w,r,k,f,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806" calcext:value-type="float">
            <text:p>0.806</text:p>
          </table:table-cell>
          <table:table-cell table:style-name="ce1" table:formula="of:=LEN([.B61])" office:value-type="float" office:value="9" calcext:value-type="float">
            <text:p>9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tgcwpro</text:p>
          </table:table-cell>
          <table:table-cell table:style-name="ce1" office:value-type="string" calcext:value-type="string">
            <text:p>t,g,c,w,p,r,o</text:p>
          </table:table-cell>
          <table:table-cell table:style-name="ce1" office:value-type="string" calcext:value-type="string">
            <text:p>tgcwpzo</text:p>
          </table:table-cell>
          <table:table-cell table:style-name="ce1" office:value-type="string" calcext:value-type="string">
            <text:p>t,g,c,w,p,z,o</text:p>
          </table:table-cell>
          <table:table-cell table:style-name="ce1"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g,c,w,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B62])" office:value-type="float" office:value="7" calcext:value-type="float">
            <text:p>7</text:p>
          </table:table-cell>
          <table:table-cell table:style-name="ce1" table:number-columns-repeated="100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pooccgggkfsskfrr</text:p>
          </table:table-cell>
          <table:table-cell office:value-type="string" calcext:value-type="string">
            <text:p>p,p,o,o,c,c,g,g,g,k,f,s,s,k,f,r,r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90000000001,0.923284,0.43800500000000003);c: (-0.66,0.9232809999999999,0.438);g: (-0.595001,1.233,0.468999);g: (-0.7159989999999999,1.23301,0.469001);g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pgcow</text:p>
          </table:table-cell>
          <table:table-cell table:style-name="ce1" office:value-type="string" calcext:value-type="string">
            <text:p>p,g,c,o,w</text:p>
          </table:table-cell>
          <table:table-cell table:style-name="ce1" office:value-type="string" calcext:value-type="string">
            <text:p>pgcow</text:p>
          </table:table-cell>
          <table:table-cell table:style-name="ce1" office:value-type="string" calcext:value-type="string">
            <text:p>p,g,c,o,w</text:p>
          </table:table-cell>
          <table:table-cell table:style-name="ce1" office:value-type="string" calcext:value-type="string">
            <text:p>p: (0.008034,0.957082,0.6890539999999999);p1: (0.008041,0.9296049999999999,0.68902);g: (-0.595001,1.233,0.468999);g1: (-0.7159989999999999,1.23301,0.469001);c: (-0.66,0.9232809999999999,0.438);c1: (-0.525007,0.923283,0.438);o: (-0.18499200000000002,0.915077,0.481025);o1: (-0.185,0.928,0.48103500000000005);w: (-0.196022,1.35572,0.466005);w1: (-0.05700499999999999,1.35572,0.46601800000000004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g,c,w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B64])" office:value-type="float" office:value="5" calcext:value-type="float">
            <text:p>5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opwg</text:p>
          </table:table-cell>
          <table:table-cell table:style-name="ce1" office:value-type="string" calcext:value-type="string">
            <text:p>o,p,w,g</text:p>
          </table:table-cell>
          <table:table-cell table:style-name="ce1" office:value-type="string" calcext:value-type="string">
            <text:p>opwg</text:p>
          </table:table-cell>
          <table:table-cell table:style-name="ce1" office:value-type="string" calcext:value-type="string">
            <text:p>o,p,w,g</text:p>
          </table:table-cell>
          <table:table-cell table:style-name="ce1"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o,p,w,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B65])" office:value-type="float" office:value="4" calcext:value-type="float">
            <text:p>4</text:p>
          </table:table-cell>
          <table:table-cell table:style-name="ce1" table:number-columns-repeated="100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pgcoowpcfksre</text:p>
          </table:table-cell>
          <table:table-cell office:value-type="string" calcext:value-type="string">
            <text:p>w,p,g,c,o,o,w,p,c,f,k,s,r,e</text:p>
          </table:table-cell>
          <table:table-cell table:number-columns-repeated="2"/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: (-0.18499200000000002,0.915077,0.481025);w: (-0.196022,1.35572,0.466005);p: (0.008041,0.9296049999999999,0.68902);c: (-0.66,0.9232809999999999,0.438);f: (-0.165225,0.7442479999999999,0.557615);k: (-0.030993,0.7334229999999999,0.530651);s: (0.10966,0.7466,0.505875);r: (-0.500441,0.743324,0.5217109999999999);e: (-0.765776,0.742873,0.515548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r,e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r,e</text:p>
          </table:table-cell>
          <table:table-cell table:style-name="ce1" office:value-type="string" calcext:value-type="string">
            <text:p>r: (-0.606068,0.743321,0.524829);e: (-0.7940520000000001,0.7428739999999999,0.503884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r,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table:formula="of:=LEN([.B67])" office:value-type="float" office:value="2" calcext:value-type="float">
            <text:p>2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ptwgfks</text:p>
          </table:table-cell>
          <table:table-cell table:style-name="ce1" office:value-type="string" calcext:value-type="string">
            <text:p>p,t,w,g,f,k,s</text:p>
          </table:table-cell>
          <table:table-cell table:style-name="ce1" office:value-type="string" calcext:value-type="string">
            <text:p>ptwgz</text:p>
          </table:table-cell>
          <table:table-cell table:style-name="ce1" office:value-type="string" calcext:value-type="string">
            <text:p>p,t,w,g,z</text:p>
          </table:table-cell>
          <table:table-cell table:style-name="ce1"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g,f,k,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B68])" office:value-type="float" office:value="7" calcext:value-type="float">
            <text:p>7</text:p>
          </table:table-cell>
          <table:table-cell table:style-name="ce1" table:number-columns-repeated="100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pooccrrfkfk</text:p>
          </table:table-cell>
          <table:table-cell office:value-type="string" calcext:value-type="string">
            <text:p>p,p,o,o,c,c,r,r,f,k,f,k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pockr</text:p>
          </table:table-cell>
          <table:table-cell table:style-name="ce1" office:value-type="string" calcext:value-type="string">
            <text:p>p,o,c,k,r</text:p>
          </table:table-cell>
          <table:table-cell table:style-name="ce1" office:value-type="string" calcext:value-type="string">
            <text:p>pocz</text:p>
          </table:table-cell>
          <table:table-cell table:style-name="ce1" office:value-type="string" calcext:value-type="string">
            <text:p>p,o,c,z</text:p>
          </table:table-cell>
          <table:table-cell table:style-name="ce1"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k,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B70])" office:value-type="float" office:value="5" calcext:value-type="float">
            <text:p>5</text:p>
          </table:table-cell>
          <table:table-cell table:style-name="ce1" table:number-columns-repeated="100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poocckfskfswwggrree</text:p>
          </table:table-cell>
          <table:table-cell office:value-type="string" calcext:value-type="string">
            <text:p>p,p,o,o,c,c,k,f,s,k,f,s,w,w,g,g,r,r,e,e</text:p>
          </table:table-cell>
          <table:table-cell table:number-columns-repeated="2"/>
          <table:table-cell office:value-type="string" calcext:value-type="string">
            <text:p>p: (0.07663500000000001,0.902365,0.447553);p: (0.008823000000000001,0.929933,0.695141);o: (-0.18504,0.928154,0.48110299999999995);o: (-0.185004,0.9149219999999999,0.481049);c: (-0.490726,0.923284,0.44605);c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: (-0.068993,1.35572,0.46785600000000005);g: (-0.595001,1.233,0.468999);g: (-0.7159989999999999,1.23301,0.46900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gpcowpgpwwccoog</text:p>
          </table:table-cell>
          <table:table-cell office:value-type="string" calcext:value-type="string">
            <text:p>t,g,p,c,o,w,p,g,p,w,w,c,c,o,o,g</text:p>
          </table:table-cell>
          <table:table-cell table:number-columns-repeated="2"/>
          <table:table-cell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p: (0.008041,0.9296049999999999,0.68902);g: (-0.7159989999999999,1.23301,0.469001);p: (0.008001000000000001,0.902166,0.689002);w: (-0.196022,1.35572,0.466005);w: (0.083,1.35572,0.466);c: (-0.66,0.9232809999999999,0.438);c: (-0.7949970000000001,0.9232809999999999,0.438);o: (-0.18499200000000002,0.915077,0.481025);o: (-0.18499200000000002,0.90217,0.481005);g: (-0.8379989999999999,1.233,0.46899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gwpfrkst</text:p>
          </table:table-cell>
          <table:table-cell table:style-name="ce1" office:value-type="string" calcext:value-type="string">
            <text:p>g,w,p,f,r,k,s,t</text:p>
          </table:table-cell>
          <table:table-cell table:style-name="ce1" office:value-type="string" calcext:value-type="string">
            <text:p>gwpzt</text:p>
          </table:table-cell>
          <table:table-cell table:style-name="ce1" office:value-type="string" calcext:value-type="string">
            <text:p>g,w,p,z,t</text:p>
          </table:table-cell>
          <table:table-cell table:style-name="ce1"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g,w,f,r,k,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table:formula="of:=LEN([.B73])" office:value-type="float" office:value="8" calcext:value-type="float">
            <text:p>8</text:p>
          </table:table-cell>
          <table:table-cell table:style-name="ce1" table:number-columns-repeated="100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pfkfkssgg</text:p>
          </table:table-cell>
          <table:table-cell office:value-type="string" calcext:value-type="string">
            <text:p>p,p,f,k,f,k,s,s,g,g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: (-0.7159989999999999,1.23301,0.46900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pwwoogssffkkg</text:p>
          </table:table-cell>
          <table:table-cell office:value-type="string" calcext:value-type="string">
            <text:p>p,p,w,w,o,o,g,s,s,f,f,k,k,g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g: (-0.7159989999999999,1.23301,0.46900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pwkf</text:p>
          </table:table-cell>
          <table:table-cell table:style-name="ce1" office:value-type="string" calcext:value-type="string">
            <text:p>p,w,k,f</text:p>
          </table:table-cell>
          <table:table-cell table:style-name="ce1" office:value-type="string" calcext:value-type="string">
            <text:p>pwz</text:p>
          </table:table-cell>
          <table:table-cell table:style-name="ce1" office:value-type="string" calcext:value-type="string">
            <text:p>p,w,z</text:p>
          </table:table-cell>
          <table:table-cell table:style-name="ce1"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k,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B76])" office:value-type="float" office:value="4" calcext:value-type="float">
            <text:p>4</text:p>
          </table:table-cell>
          <table:table-cell table:style-name="ce1" table:number-columns-repeated="100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wwppooccoskfsfk</text:p>
          </table:table-cell>
          <table:table-cell office:value-type="string" calcext:value-type="string">
            <text:p>g,w,w,p,p,o,o,c,c,o,s,k,f,s,f,k</text:p>
          </table:table-cell>
          <table:table-cell table:number-columns-repeated="2"/>
          <table:table-cell office:value-type="string" calcext:value-type="string">
            <text:p>g: (-0.595001,1.233,0.468999);w: (-0.05700499999999999,1.35572,0.46601800000000004);w: (-0.196022,1.35572,0.466005);p: (0.008041,0.9296049999999999,0.68902);p: (0.008034,0.957082,0.6890539999999999);o: (-0.187556,0.9276059999999999,0.4821);o: (-0.186175,0.914906,0.48156499999999997);c: (-0.525007,0.923283,0.438);c: (-0.66,0.9232809999999999,0.438);o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wtppcoockfkf</text:p>
          </table:table-cell>
          <table:table-cell office:value-type="string" calcext:value-type="string">
            <text:p>w,w,t,p,p,c,o,o,c,k,f,k,f</text:p>
          </table:table-cell>
          <table:table-cell table:number-columns-repeated="2"/>
          <table:table-cell office:value-type="string" calcext:value-type="string">
            <text:p>w: (-0.195734,1.35574,0.466135);w: (-0.05700499999999999,1.35572,0.46601800000000004);t: (-0.649,1.52939,0.68);p: (0.008034,0.957082,0.6890539999999999);p: (0.008041,0.9296049999999999,0.68902);c: (-0.66,0.9232809999999999,0.438);o: (-0.185,0.928,0.48103500000000005);o: (-0.18499200000000002,0.915077,0.481025);c: (-0.525007,0.923283,0.438);k: (-0.030993,0.7334229999999999,0.530651);f: (-0.20802600000000002,0.7442439999999999,0.557671);k: (-0.07699199999999999,0.733425,0.531662);f: (-0.165225,0.7442479999999999,0.557615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wppggfkfkrree</text:p>
          </table:table-cell>
          <table:table-cell office:value-type="string" calcext:value-type="string">
            <text:p>w,w,p,p,g,g,f,k,f,k,r,r,e,e</text:p>
          </table:table-cell>
          <table:table-cell table:number-columns-repeated="2"/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pococwwtrrfkfkgg</text:p>
          </table:table-cell>
          <table:table-cell office:value-type="string" calcext:value-type="string">
            <text:p>p,p,o,c,o,c,w,w,t,r,r,f,k,f,k,g,g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c: (-0.525007,0.923283,0.438);o: (-0.18499200000000002,0.915077,0.481025);c: (-0.66,0.9232809999999999,0.438);w: (-0.196022,1.35572,0.466005);w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: (-0.7159989999999999,1.23301,0.46900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pwwooccfksfksrr</text:p>
          </table:table-cell>
          <table:table-cell office:value-type="string" calcext:value-type="string">
            <text:p>p,p,w,w,o,o,c,c,f,k,s,f,k,s,r,r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c: (-0.525007,0.923283,0.438);c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pwgerks</text:p>
          </table:table-cell>
          <table:table-cell table:style-name="ce1" office:value-type="string" calcext:value-type="string">
            <text:p>p,w,g,e,r,k,s</text:p>
          </table:table-cell>
          <table:table-cell table:style-name="ce1" office:value-type="string" calcext:value-type="string">
            <text:p>pwgz</text:p>
          </table:table-cell>
          <table:table-cell table:style-name="ce1" office:value-type="string" calcext:value-type="string">
            <text:p>p,w,g,z</text:p>
          </table:table-cell>
          <table:table-cell table:style-name="ce1"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g,e,r,k,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B82])" office:value-type="float" office:value="7" calcext:value-type="float">
            <text:p>7</text:p>
          </table:table-cell>
          <table:table-cell table:style-name="ce1" table:number-columns-repeated="100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poocctfkfkrrwwg</text:p>
          </table:table-cell>
          <table:table-cell office:value-type="string" calcext:value-type="string">
            <text:p>p,p,o,o,c,c,t,f,k,f,k,r,r,w,w,g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o: (-0.18499200000000002,0.915077,0.481025);c: (-0.7949970000000001,0.9232809999999999,0.438);c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: (-0.05700499999999999,1.35572,0.46601800000000004);g: (-0.595001,1.233,0.46899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pwfksocr</text:p>
          </table:table-cell>
          <table:table-cell table:style-name="ce1" office:value-type="string" calcext:value-type="string">
            <text:p>p,w,f,k,s,o,c,r</text:p>
          </table:table-cell>
          <table:table-cell table:style-name="ce1" office:value-type="string" calcext:value-type="string">
            <text:p>pwzocy</text:p>
          </table:table-cell>
          <table:table-cell table:style-name="ce1" office:value-type="string" calcext:value-type="string">
            <text:p>p,w,z,o,c,y</text:p>
          </table:table-cell>
          <table:table-cell table:style-name="ce1"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f,k,s,c,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table:formula="of:=LEN([.B84])" office:value-type="float" office:value="8" calcext:value-type="float">
            <text:p>8</text:p>
          </table:table-cell>
          <table:table-cell table:style-name="ce1" table:number-columns-repeated="1008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/>
          <table:table-cell table:formula="of:=SUM([.N2:.N84])/29" office:value-type="float" office:value="0.706137931034483" calcext:value-type="float">
            <text:p>0.706137931034483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9T08:49:32.308907397</dc:date>
    <meta:editing-duration>PT2H33M20S</meta:editing-duration>
    <meta:editing-cycles>8</meta:editing-cycles>
    <meta:generator>LibreOffice/6.0.7.3$Linux_X86_64 LibreOffice_project/00m0$Build-3</meta:generator>
    <meta:document-statistic meta:table-count="1" meta:cell-count="766" meta:object-count="0"/>
  </office:meta>
</office:document-meta>
</file>